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E60000009A1E242AD4.png" manifest:media-type="image/png"/>
  <manifest:file-entry manifest:full-path="Pictures/10000201000002B0000001A28B86BA9D.png" manifest:media-type="image/png"/>
  <manifest:file-entry manifest:full-path="Pictures/1000000000000241000001AEE62B6CEE.jpg" manifest:media-type="image/jpeg"/>
  <manifest:file-entry manifest:full-path="Pictures/1000020100000141000000F88C125E9E.png" manifest:media-type="image/png"/>
  <manifest:file-entry manifest:full-path="Pictures/10000000000005140000032C2A29A345.png" manifest:media-type="image/png"/>
  <manifest:file-entry manifest:full-path="Pictures/10000000000004A600000362EE3494E0.png" manifest:media-type="image/png"/>
  <manifest:file-entry manifest:full-path="Pictures/100002010000024D000001C810F181DB.png" manifest:media-type="image/png"/>
  <manifest:file-entry manifest:full-path="Pictures/10000201000002CA0000026828CBDD2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不同应用场景下的GIS解决方案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1" draw:layer="layout" svg:width="16.486cm" svg:height="14.223cm" svg:x="5.777cm" svg:y="3.402cm">
          <draw:image xlink:href="Pictures/10000201000002CA0000026828CBDD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1" draw:layer="layout" svg:width="14.375cm" svg:height="10.455cm" svg:x="7.215cm" svg:y="5.334cm">
          <draw:image xlink:href="Pictures/100002010000024D000001C810F181DB.png" xlink:type="simple" xlink:show="embed" xlink:actuate="onLoad">
            <text:p/>
          </draw:image>
        </draw:frame>
        <draw:frame draw:style-name="gr2" draw:text-style-name="P1" draw:layer="layout" svg:width="7.656cm" svg:height="5.588cm" svg:x="10.378cm" svg:y="2.032cm">
          <draw:image xlink:href="Pictures/10000000000004A600000362EE3494E0.png" xlink:type="simple" xlink:show="embed" xlink:actuate="onLoad">
            <text:p/>
          </draw:image>
        </draw:frame>
        <draw:frame draw:style-name="gr2" draw:text-style-name="P1" draw:layer="layout" svg:width="7.874cm" svg:height="5.537cm" svg:x="19.05cm" svg:y="1.983cm">
          <draw:image xlink:href="Pictures/10000000000005140000032C2A29A345.png" xlink:type="simple" xlink:show="embed" xlink:actuate="onLoad">
            <text:p/>
          </draw:image>
        </draw:frame>
        <draw:frame draw:name="Picture 2" draw:style-name="gr3" draw:text-style-name="P2" draw:layer="layout" svg:width="7.366cm" svg:height="5.588cm" svg:x="2.032cm" svg:y="2.032cm">
          <draw:image xlink:href="Pictures/1000000000000241000001AEE62B6CEE.jpg" xlink:type="simple" xlink:show="embed" xlink:actuate="onLoad">
            <text:p/>
          </draw:image>
        </draw:frame>
        <draw:frame draw:style-name="gr2" draw:text-style-name="P1" draw:layer="layout" svg:width="7.366cm" svg:height="5.312cm" svg:x="2.032cm" svg:y="10.16cm">
          <draw:image xlink:href="Pictures/10000201000002B0000001A28B86BA9D.png" xlink:type="simple" xlink:show="embed" xlink:actuate="onLoad">
            <text:p/>
          </draw:image>
        </draw:frame>
        <draw:frame draw:style-name="gr2" draw:text-style-name="P1" draw:layer="layout" svg:width="6.324cm" svg:height="4.435cm" svg:x="10.694cm" svg:y="10.16cm">
          <draw:image xlink:href="Pictures/10000201000000E60000009A1E242AD4.png" xlink:type="simple" xlink:show="embed" xlink:actuate="onLoad">
            <text:p/>
          </draw:image>
        </draw:frame>
        <draw:frame draw:style-name="gr2" draw:text-style-name="P1" draw:layer="layout" svg:width="6.903cm" svg:height="4.826cm" svg:x="19.259cm" svg:y="10.16cm">
          <draw:image xlink:href="Pictures/1000020100000141000000F88C125E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4T14:40:24.264564000</meta:creation-date>
    <dc:date>2014-07-17T13:47:56.027711000</dc:date>
    <meta:editing-duration>P2DT23H6M5S</meta:editing-duration>
    <meta:editing-cycles>2</meta:editing-cycles>
    <meta:generator>LibreOffice/4.2.4.2$MacOSX_x86 LibreOffice_project/63150712c6d317d27ce2db16eb94c2f3d7b699f8</meta:generator>
    <meta:document-statistic meta:object-count="36"/>
  </office:meta>
</office:document-meta>
</file>